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3.085cm" fo:min-width="13.788cm" loext:decorative="fals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5.783cm" fo:min-width="6.485cm" loext:decorative="false"/>
    </style:style>
    <style:style style:name="gr3" style:family="graphic" style:parent-style-name="objectwithoutfill">
      <style:graphic-properties svg:stroke-width="0.081cm" draw:marker-start="Arrow" draw:marker-start-width="0.4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385cm" fo:min-width="1.723cm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39cm" fo:min-width="1.739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-color="#ffffff"/>
      <style:paragraph-properties fo:text-align="center"/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88cm" svg:height="13.335cm" svg:x="5.103cm" svg:y="12.1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5cm" svg:height="6.033cm" svg:x="8.913cm" svg:y="15.922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913cm" svg:y1="15.605cm" svg:x2="15.835cm" svg:y2="15.639cm" svg:d="M8913 15605l6922 34" svg:viewBox="0 0 6923 35">
          <text:p/>
        </draw:connector>
        <draw:connector draw:style-name="gr3" draw:text-style-name="P3" draw:layer="layout" draw:type="line" svg:x1="8.63cm" svg:y1="25.447cm" svg:x2="8.596cm" svg:y2="22.187cm" svg:d="M8630 25447l-34-3260" svg:viewBox="0 0 35 3261">
          <text:p/>
        </draw:connector>
        <draw:connector draw:style-name="gr3" draw:text-style-name="P3" draw:layer="layout" draw:type="line" svg:x1="8.61cm" svg:y1="21.838cm" svg:x2="8.596cm" svg:y2="15.922cm" svg:d="M8610 21838l-14-5916" svg:viewBox="0 0 15 5917">
          <text:p/>
        </draw:connector>
        <draw:custom-shape draw:style-name="gr4" draw:text-style-name="P5" draw:layer="layout" svg:width="2.223cm" svg:height="0.635cm" svg:x="11.453cm" svg:y="15.287cm">
          <text:p text:style-name="P4">-99999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239cm" svg:height="0.64cm" draw:transform="rotate (1.5707963267949) translate (8.278cm 24.812cm)">
          <text:p text:style-name="P4">-99999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103cm" svg:y1="15.64cm" svg:x2="8.302cm" svg:y2="15.616cm" svg:d="M5103 15640l3199-24" svg:viewBox="0 0 3200 25">
          <text:p/>
        </draw:connector>
        <draw:custom-shape draw:style-name="gr4" draw:text-style-name="P5" draw:layer="layout" svg:width="2.223cm" svg:height="0.635cm" svg:x="5.738cm" svg:y="15.287cm">
          <text:p text:style-name="P4">-99999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6.216cm" svg:y1="15.64cm" svg:x2="19.415cm" svg:y2="15.616cm" svg:d="M16216 15640l3199-24" svg:viewBox="0 0 3200 25">
          <text:p/>
        </draw:connector>
        <draw:custom-shape draw:style-name="gr4" draw:text-style-name="P5" draw:layer="layout" svg:width="2.223cm" svg:height="0.635cm" svg:x="16.533cm" svg:y="15.287cm">
          <text:p text:style-name="P4">-99999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593cm" svg:y1="15.605cm" svg:x2="8.56cm" svg:y2="12.369cm" svg:d="M8593 15605l-33-3236" svg:viewBox="0 0 34 3237">
          <text:p/>
        </draw:connector>
        <draw:custom-shape draw:style-name="gr4" draw:text-style-name="P5" draw:layer="layout" svg:width="2.223cm" svg:height="0.635cm" draw:transform="rotate (1.5707963267949) translate (8.278cm 14.97cm)">
          <text:p text:style-name="P4">-99999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23cm" svg:height="0.635cm" draw:transform="rotate (1.5707963267949) translate (8.278cm 20.05cm)">
          <text:p text:style-name="P4">-99999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205cm" svg:y1="11.449cm" svg:x2="19.396cm" svg:y2="11.521cm" svg:d="M5205 11449l14191 72" svg:viewBox="0 0 14192 73">
          <text:p/>
        </draw:connector>
        <draw:custom-shape draw:style-name="gr4" draw:text-style-name="P5" draw:layer="layout" svg:width="2.223cm" svg:height="0.635cm" svg:x="11.453cm" svg:y="11.16cm">
          <text:p text:style-name="P4">-99999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.57cm" svg:y1="25.424cm" svg:x2="4.474cm" svg:y2="12.171cm" svg:d="M4570 25424l-96-13253" svg:viewBox="0 0 97 13254">
          <text:p/>
        </draw:connector>
        <draw:custom-shape draw:style-name="gr4" draw:text-style-name="P5" draw:layer="layout" svg:width="2.223cm" svg:height="0.635cm" draw:transform="rotate (1.5707963267949) translate (4.175cm 20.05cm)">
          <text:p text:style-name="P4">-99999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cm" svg:y1="18.463cm" svg:x2="15.922cm" svg:y2="18.497cm" svg:d="M9000 18463l6922 34" svg:viewBox="0 0 6923 35">
          <text:p/>
        </draw:connector>
        <draw:custom-shape draw:style-name="gr4" draw:text-style-name="P5" draw:layer="layout" svg:width="2.223cm" svg:height="0.635cm" svg:x="13.382cm" svg:y="18.145cm">
          <text:p text:style-name="P4">-99999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444cm" svg:y1="21.838cm" svg:x2="12.43cm" svg:y2="15.922cm" svg:d="M12444 21838l-14-5916" svg:viewBox="0 0 15 5917">
          <text:p/>
        </draw:connector>
        <draw:custom-shape draw:style-name="gr4" draw:text-style-name="P5" draw:layer="layout" svg:width="2.223cm" svg:height="0.635cm" draw:transform="rotate (1.5707963267949) translate (12.112cm 21.003cm)">
          <text:p text:style-name="P4">-99999no,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12:42:15.007304723</meta:creation-date>
    <dc:date>2025-04-27T15:35:11.821671939</dc:date>
    <meta:editing-duration>PT2H21M50S</meta:editing-duration>
    <meta:editing-cycles>2</meta:editing-cycles>
    <meta:generator>LibreOffice/24.2.7.2$Linux_X86_64 LibreOffice_project/420$Build-2</meta:generator>
    <meta:document-statistic meta:object-count="22"/>
  </office:meta>
</office:document-meta>
</file>